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1.9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aracter Dis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onus Dis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gram Dis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ave Dis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cenery Disk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0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21:10.47</meta:creation-date>
    <dc:date>2021-10-25T20:22:55.81</dc:date>
    <meta:editing-duration>PT3M14S</meta:editing-duration>
    <meta:editing-cycles>4</meta:editing-cycles>
    <meta:generator>OpenOffice/4.1.7$Win32 OpenOffice.org_project/417m1$Build-9800</meta:generator>
    <meta:document-statistic meta:table-count="3" meta:cell-count="8" meta:object-count="0"/>
  </office:meta>
</office:document-meta>
</file>